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Heading_20_3" style:master-page-name="Standard">
      <style:paragraph-properties fo:break-before="auto" fo:line-height="100%" fo:margin-top="0.247cm" fo:margin-bottom="0.212cm" style:writing-mode="lr-tb"/>
    </style:style>
    <style:style style:name="T1_1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T1_6" style:family="text">
      <style:text-properties fo:color="#000000"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20%" fo:margin-bottom="0.247cm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_26" style:family="text">
      <style:text-properties style:font-name="Verdana" fo:font-size="12pt" style:font-name-asian="Verdana" style:font-size-asian="12pt" style:font-name-complex="Verdana" style:font-size-complex="12pt"/>
    </style:style>
    <style:style style:name="T2_27" style:family="text">
      <style:text-properties style:font-name="Verdana" fo:font-size="12pt" style:font-name-asian="Verdana" style:font-size-asian="12pt" style:font-name-complex="Verdana" style:font-size-complex="12pt"/>
    </style:style>
    <style:style style:name="T2_28" style:family="text">
      <style:text-properties style:font-name="Verdana" fo:font-size="12pt" style:font-name-asian="Verdana" style:font-size-asian="12pt" style:font-name-complex="Verdana" style:font-size-complex="12pt"/>
    </style:style>
    <style:style style:name="T2_29" style:family="text">
      <style:text-properties style:font-name="Verdana" fo:font-size="12pt" style:font-name-asian="Verdana" style:font-size-asian="12pt" style:font-name-complex="Verdana" style:font-size-complex="12pt"/>
    </style:style>
    <style:style style:name="T2_30" style:family="text">
      <style:text-properties style:font-name="Verdana" fo:font-size="12pt" style:font-name-asian="Verdana" style:font-size-asian="12pt" style:font-name-complex="Verdana" style:font-size-complex="12pt"/>
    </style:style>
    <style:style style:name="T2_31" style:family="text">
      <style:text-properties style:font-name="Verdana" fo:font-size="12pt" style:font-name-asian="Verdana" style:font-size-asian="12pt" style:font-name-complex="Verdana" style:font-size-complex="12pt"/>
    </style:style>
    <style:style style:name="T2_32" style:family="text">
      <style:text-properties style:font-name="Verdana" fo:font-size="12pt" style:font-name-asian="Verdana" style:font-size-asian="12pt" style:font-name-complex="Verdana" style:font-size-complex="12pt"/>
    </style:style>
    <style:style style:name="T2_33" style:family="text">
      <style:text-properties style:font-name="Verdana" fo:font-size="12pt" style:font-name-asian="Verdana" style:font-size-asian="12pt" style:font-name-complex="Verdana" style:font-size-complex="12pt"/>
    </style:style>
    <style:style style:name="T2_34" style:family="text">
      <style:text-properties style:font-name="Verdana" fo:font-size="12pt" style:font-name-asian="Verdana" style:font-size-asian="12pt" style:font-name-complex="Verdana" style:font-size-complex="12pt"/>
    </style:style>
    <style:style style:name="T2_35" style:family="text">
      <style:text-properties style:font-name="Verdana" fo:font-size="12pt" style:font-name-asian="Verdana" style:font-size-asian="12pt" style:font-name-complex="Verdana" style:font-size-complex="12pt"/>
    </style:style>
    <style:style style:name="T2_36" style:family="text">
      <style:text-properties style:font-name="Verdana" fo:font-size="12pt" style:font-name-asian="Verdana" style:font-size-asian="12pt" style:font-name-complex="Verdana" style:font-size-complex="12pt"/>
    </style:style>
    <style:style style:name="T2_37" style:family="text">
      <style:text-properties style:font-name="Verdana" fo:font-size="12pt" style:font-name-asian="Verdana" style:font-size-asian="12pt" style:font-name-complex="Verdana" style:font-size-complex="12pt"/>
    </style:style>
    <style:style style:name="T2_38" style:family="text">
      <style:text-properties style:font-name="Verdana" fo:font-size="12pt" style:font-name-asian="Verdana" style:font-size-asian="12pt" style:font-name-complex="Verdana" style:font-size-complex="12pt"/>
    </style:style>
    <style:style style:name="T2_3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43" style:family="text">
      <style:text-properties style:font-name="Verdana" fo:font-size="12pt" style:font-name-asian="Verdana" style:font-size-asian="12pt" style:font-name-complex="Verdana" style:font-size-complex="12pt"/>
    </style:style>
    <style:style style:name="T2_44" style:family="text">
      <style:text-properties style:font-name="Verdana" fo:font-size="12pt" style:font-name-asian="Verdana" style:font-size-asian="12pt" style:font-name-complex="Verdana" style:font-size-complex="12pt"/>
    </style:style>
    <style:style style:name="T2_45" style:family="text">
      <style:text-properties style:font-name="Verdana" fo:font-size="12pt" style:font-name-asian="Verdana" style:font-size-asian="12pt" style:font-name-complex="Verdana" style:font-size-complex="12pt"/>
    </style:style>
    <style:style style:name="T2_46" style:family="text">
      <style:text-properties style:font-name="Verdana" fo:font-size="12pt" style:font-name-asian="Verdana" style:font-size-asian="12pt" style:font-name-complex="Verdana" style:font-size-complex="12pt"/>
    </style:style>
    <style:style style:name="T2_47" style:family="text">
      <style:text-properties style:font-name="Verdana" fo:font-size="12pt" style:font-name-asian="Verdana" style:font-size-asian="12pt" style:font-name-complex="Verdana" style:font-size-complex="12pt"/>
    </style:style>
    <style:style style:name="T2_48" style:family="text">
      <style:text-properties style:font-name="Verdana" fo:font-size="12pt" style:font-name-asian="Verdana" style:font-size-asian="12pt" style:font-name-complex="Verdana" style:font-size-complex="12pt"/>
    </style:style>
    <style:style style:name="T2_49" style:family="text">
      <style:text-properties style:font-name="Verdana" fo:font-size="12pt" style:font-name-asian="Verdana" style:font-size-asian="12pt" style:font-name-complex="Verdana" style:font-size-complex="12pt"/>
    </style:style>
    <style:style style:name="T2_50" style:family="text">
      <style:text-properties style:font-name="Verdana" fo:font-size="12pt" style:font-name-asian="Verdana" style:font-size-asian="12pt" style:font-name-complex="Verdana" style:font-size-complex="12pt"/>
    </style:style>
    <style:style style:name="T2_51" style:family="text">
      <style:text-properties style:font-name="Verdana" fo:font-size="12pt" style:font-name-asian="Verdana" style:font-size-asian="12pt" style:font-name-complex="Verdana" style:font-size-complex="12pt"/>
    </style:style>
    <style:style style:name="T2_52" style:family="text">
      <style:text-properties style:font-name="Verdana" fo:font-size="12pt" style:font-name-asian="Verdana" style:font-size-asian="12pt" style:font-name-complex="Verdana" style:font-size-complex="12pt"/>
    </style:style>
    <style:style style:name="T2_53" style:family="text">
      <style:text-properties style:font-name="Verdana" fo:font-size="12pt" style:font-name-asian="Verdana" style:font-size-asian="12pt" style:font-name-complex="Verdana" style:font-size-complex="12pt"/>
    </style:style>
    <style:style style:name="T2_54" style:family="text">
      <style:text-properties style:font-name="Verdana" fo:font-size="12pt" style:font-name-asian="Verdana" style:font-size-asian="12pt" style:font-name-complex="Verdana" style:font-size-complex="12pt"/>
    </style:style>
    <style:style style:name="T2_55" style:family="text">
      <style:text-properties style:font-name="Verdana" fo:font-size="12pt" style:font-name-asian="Verdana" style:font-size-asian="12pt" style:font-name-complex="Verdana" style:font-size-complex="12pt"/>
    </style:style>
    <style:style style:name="T2_56" style:family="text">
      <style:text-properties style:font-name="Verdana" fo:font-size="12pt" style:font-name-asian="Verdana" style:font-size-asian="12pt" style:font-name-complex="Verdana" style:font-size-complex="12pt"/>
    </style:style>
    <style:style style:name="T2_57" style:family="text">
      <style:text-properties style:font-name="Verdana" fo:font-size="12pt" style:font-name-asian="Verdana" style:font-size-asian="12pt" style:font-name-complex="Verdana" style:font-size-complex="12pt"/>
    </style:style>
    <style:style style:name="T2_58" style:family="text">
      <style:text-properties style:font-name="Verdana" fo:font-size="12pt" style:font-name-asian="Verdana" style:font-size-asian="12pt" style:font-name-complex="Verdana" style:font-size-complex="12pt"/>
    </style:style>
    <style:style style:name="T2_59" style:family="text">
      <style:text-properties style:font-name="Verdana" fo:font-size="12pt" style:font-name-asian="Verdana" style:font-size-asian="12pt" style:font-name-complex="Verdana" style:font-size-complex="12pt"/>
    </style:style>
    <style:style style:name="T2_60" style:family="text">
      <style:text-properties style:font-name="Verdana" fo:font-size="12pt" style:font-name-asian="Verdana" style:font-size-asian="12pt" style:font-name-complex="Verdana" style:font-size-complex="12pt"/>
    </style:style>
    <style:style style:name="T2_61" style:family="text">
      <style:text-properties style:font-name="Verdana" fo:font-size="12pt" style:font-name-asian="Verdana" style:font-size-asian="12pt" style:font-name-complex="Verdana" style:font-size-complex="12pt"/>
    </style:style>
    <style:style style:name="T2_62" style:family="text">
      <style:text-properties style:font-name="Verdana" fo:font-size="12pt" style:font-name-asian="Verdana" style:font-size-asian="12pt" style:font-name-complex="Verdana" style:font-size-complex="12pt"/>
    </style:style>
    <style:style style:name="T2_63" style:family="text">
      <style:text-properties style:font-name="Verdana" fo:font-size="12pt" style:font-name-asian="Verdana" style:font-size-asian="12pt" style:font-name-complex="Verdana" style:font-size-complex="12pt"/>
    </style:style>
    <style:style style:name="T2_64" style:family="text">
      <style:text-properties style:font-name="Verdana" fo:font-size="12pt" style:font-name-asian="Verdana" style:font-size-asian="12pt" style:font-name-complex="Verdana" style:font-size-complex="12pt"/>
    </style:style>
    <style:style style:name="T2_65" style:family="text">
      <style:text-properties style:font-name="Verdana" fo:font-size="12pt" style:font-name-asian="Verdana" style:font-size-asian="12pt" style:font-name-complex="Verdana" style:font-size-complex="12pt"/>
    </style:style>
    <style:style style:name="T2_66" style:family="text">
      <style:text-properties style:font-name="Verdana" fo:font-size="12pt" style:font-name-asian="Verdana" style:font-size-asian="12pt" style:font-name-complex="Verdana" style:font-size-complex="12pt"/>
    </style:style>
    <style:style style:name="T2_67" style:family="text">
      <style:text-properties style:font-name="Verdana" fo:font-size="12pt" style:font-name-asian="Verdana" style:font-size-asian="12pt" style:font-name-complex="Verdana" style:font-size-complex="12pt"/>
    </style:style>
    <style:style style:name="T2_68" style:family="text">
      <style:text-properties style:font-name="Verdana" fo:font-size="12pt" style:font-name-asian="Verdana" style:font-size-asian="12pt" style:font-name-complex="Verdana" style:font-size-complex="12pt"/>
    </style:style>
    <style:style style:name="T2_69" style:family="text">
      <style:text-properties style:font-name="Verdana" fo:font-size="12pt" style:font-name-asian="Verdana" style:font-size-asian="12pt" style:font-name-complex="Verdana" style:font-size-complex="12pt"/>
    </style:style>
    <style:style style:name="T2_70" style:family="text">
      <style:text-properties style:font-name="Verdana" fo:font-size="12pt" style:font-name-asian="Verdana" style:font-size-asian="12pt" style:font-name-complex="Verdana" style:font-size-complex="12pt"/>
    </style:style>
    <style:style style:name="T2_71" style:family="text">
      <style:text-properties style:font-name="Verdana" fo:font-size="12pt" style:font-name-asian="Verdana" style:font-size-asian="12pt" style:font-name-complex="Verdana" style:font-size-complex="12pt"/>
    </style:style>
    <style:style style:name="T2_72" style:family="text">
      <style:text-properties style:font-name="Verdana" fo:font-size="12pt" style:font-name-asian="Verdana" style:font-size-asian="12pt" style:font-name-complex="Verdana" style:font-size-complex="12pt"/>
    </style:style>
    <style:style style:name="T2_73" style:family="text">
      <style:text-properties style:font-name="Verdana" fo:font-size="12pt" style:font-name-asian="Verdana" style:font-size-asian="12pt" style:font-name-complex="Verdana" style:font-size-complex="12pt"/>
    </style:style>
    <style:style style:name="T2_74" style:family="text">
      <style:text-properties style:font-name="Verdana" fo:font-size="12pt" style:font-name-asian="Verdana" style:font-size-asian="12pt" style:font-name-complex="Verdana" style:font-size-complex="12pt"/>
    </style:style>
    <style:style style:name="T2_75" style:family="text">
      <style:text-properties style:font-name="Verdana" fo:font-size="12pt" style:font-name-asian="Verdana" style:font-size-asian="12pt" style:font-name-complex="Verdana" style:font-size-complex="12pt"/>
    </style:style>
    <style:style style:name="T2_76" style:family="text">
      <style:text-properties style:font-name="Verdana" fo:font-size="12pt" style:font-name-asian="Verdana" style:font-size-asian="12pt" style:font-name-complex="Verdana" style:font-size-complex="12pt"/>
    </style:style>
    <style:style style:name="T2_77" style:family="text">
      <style:text-properties style:font-name="Verdana" fo:font-size="12pt" style:font-name-asian="Verdana" style:font-size-asian="12pt" style:font-name-complex="Verdana" style:font-size-complex="12pt"/>
    </style:style>
    <style:style style:name="T2_78" style:family="text">
      <style:text-properties style:font-name="Verdana" fo:font-size="12pt" style:font-name-asian="Verdana" style:font-size-asian="12pt" style:font-name-complex="Verdana" style:font-size-complex="12pt"/>
    </style:style>
    <style:style style:name="T2_79" style:family="text">
      <style:text-properties style:font-name="Verdana" fo:font-size="12pt" style:font-name-asian="Verdana" style:font-size-asian="12pt" style:font-name-complex="Verdana" style:font-size-complex="12pt"/>
    </style:style>
    <style:style style:name="T2_80" style:family="text">
      <style:text-properties style:font-name="Verdana" fo:font-size="12pt" style:font-name-asian="Verdana" style:font-size-asian="12pt" style:font-name-complex="Verdana" style:font-size-complex="12pt"/>
    </style:style>
    <style:style style:name="T2_81" style:family="text">
      <style:text-properties style:font-name="Verdana" fo:font-size="12pt" style:font-name-asian="Verdana" style:font-size-asian="12pt" style:font-name-complex="Verdana" style:font-size-complex="12pt"/>
    </style:style>
    <style:style style:name="T2_82" style:family="text">
      <style:text-properties style:font-name="Verdana" fo:font-size="12pt" style:font-name-asian="Verdana" style:font-size-asian="12pt" style:font-name-complex="Verdana" style:font-size-complex="12pt"/>
    </style:style>
    <style:style style:name="T2_83" style:family="text">
      <style:text-properties style:font-name="Verdana" fo:font-size="12pt" style:font-name-asian="Verdana" style:font-size-asian="12pt" style:font-name-complex="Verdana" style:font-size-complex="12pt"/>
    </style:style>
    <style:style style:name="T2_84" style:family="text">
      <style:text-properties style:font-name="Verdana" fo:font-size="12pt" style:font-name-asian="Verdana" style:font-size-asian="12pt" style:font-name-complex="Verdana" style:font-size-complex="12pt"/>
    </style:style>
    <style:style style:name="T2_85" style:family="text">
      <style:text-properties style:font-name="Verdana" fo:font-size="12pt" style:font-name-asian="Verdana" style:font-size-asian="12pt" style:font-name-complex="Verdana" style:font-size-complex="12pt"/>
    </style:style>
    <style:style style:name="T2_86" style:family="text">
      <style:text-properties style:font-name="Verdana" fo:font-size="12pt" style:font-name-asian="Verdana" style:font-size-asian="12pt" style:font-name-complex="Verdana" style:font-size-complex="12pt"/>
    </style:style>
    <style:style style:name="T2_87" style:family="text">
      <style:text-properties style:font-name="Verdana" fo:font-size="12pt" style:font-name-asian="Verdana" style:font-size-asian="12pt" style:font-name-complex="Verdana" style:font-size-complex="12pt"/>
    </style:style>
    <style:style style:name="T2_88" style:family="text">
      <style:text-properties style:font-name="Verdana" fo:font-size="12pt" style:font-name-asian="Verdana" style:font-size-asian="12pt" style:font-name-complex="Verdana" style:font-size-complex="12pt"/>
    </style:style>
    <style:style style:name="T2_89" style:family="text">
      <style:text-properties style:font-name="Verdana" fo:font-size="12pt" style:font-name-asian="Verdana" style:font-size-asian="12pt" style:font-name-complex="Verdana" style:font-size-complex="12pt"/>
    </style:style>
    <style:style style:name="T2_90" style:family="text">
      <style:text-properties style:font-name="Verdana" fo:font-size="12pt" style:font-name-asian="Verdana" style:font-size-asian="12pt" style:font-name-complex="Verdana" style:font-size-complex="12pt"/>
    </style:style>
    <style:style style:name="T2_91" style:family="text">
      <style:text-properties style:font-name="Verdana" fo:font-size="12pt" style:font-name-asian="Verdana" style:font-size-asian="12pt" style:font-name-complex="Verdana" style:font-size-complex="12pt"/>
    </style:style>
    <style:style style:name="T2_92" style:family="text">
      <style:text-properties style:font-name="Verdana" fo:font-size="12pt" style:font-name-asian="Verdana" style:font-size-asian="12pt" style:font-name-complex="Verdana" style:font-size-complex="12pt"/>
    </style:style>
    <style:style style:name="T2_93" style:family="text">
      <style:text-properties style:font-name="Verdana" fo:font-size="12pt" style:font-name-asian="Verdana" style:font-size-asian="12pt" style:font-name-complex="Verdana" style:font-size-complex="12pt"/>
    </style:style>
    <style:style style:name="T2_94" style:family="text">
      <style:text-properties style:font-name="Verdana" fo:font-size="12pt" style:font-name-asian="Verdana" style:font-size-asian="12pt" style:font-name-complex="Verdana" style:font-size-complex="12pt"/>
    </style:style>
    <style:style style:name="T2_95" style:family="text">
      <style:text-properties style:font-name="Verdana" fo:font-size="12pt" style:font-name-asian="Verdana" style:font-size-asian="12pt" style:font-name-complex="Verdana" style:font-size-complex="12pt"/>
    </style:style>
    <style:style style:name="T2_96" style:family="text">
      <style:text-properties style:font-name="Verdana" fo:font-size="12pt" style:font-name-asian="Verdana" style:font-size-asian="12pt" style:font-name-complex="Verdana" style:font-size-complex="12pt"/>
    </style:style>
    <style:style style:name="T2_97" style:family="text">
      <style:text-properties style:font-name="Verdana" fo:font-size="12pt" style:font-name-asian="Verdana" style:font-size-asian="12pt" style:font-name-complex="Verdana" style:font-size-complex="12pt"/>
    </style:style>
    <style:style style:name="T2_98" style:family="text">
      <style:text-properties style:font-name="Verdana" fo:font-size="12pt" style:font-name-asian="Verdana" style:font-size-asian="12pt" style:font-name-complex="Verdana" style:font-size-complex="12pt"/>
    </style:style>
    <style:style style:name="T2_99" style:family="text">
      <style:text-properties style:font-name="Verdana" fo:font-size="12pt" style:font-name-asian="Verdana" style:font-size-asian="12pt" style:font-name-complex="Verdana" style:font-size-complex="12pt"/>
    </style:style>
    <style:style style:name="T2_100" style:family="text">
      <style:text-properties style:font-name="Verdana" fo:font-size="12pt" style:font-name-asian="Verdana" style:font-size-asian="12pt" style:font-name-complex="Verdana" style:font-size-complex="12pt"/>
    </style:style>
    <style:style style:name="T2_101" style:family="text">
      <style:text-properties style:font-name="Verdana" fo:font-size="12pt" style:font-name-asian="Verdana" style:font-size-asian="12pt" style:font-name-complex="Verdana" style:font-size-complex="12pt"/>
    </style:style>
    <style:style style:name="T2_10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10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_104" style:family="text">
      <style:text-properties style:font-name="Verdana" fo:font-size="12pt" style:font-name-asian="Verdana" style:font-size-asian="12pt" style:font-name-complex="Verdana" style:font-size-complex="12pt"/>
    </style:style>
    <style:style style:name="T2_105" style:family="text">
      <style:text-properties style:font-name="Verdana" fo:font-size="12pt" style:font-name-asian="Verdana" style:font-size-asian="12pt" style:font-name-complex="Verdana" style:font-size-complex="12pt"/>
    </style:style>
    <style:style style:name="T2_106" style:family="text">
      <style:text-properties style:font-name="Verdana" fo:font-size="12pt" style:font-name-asian="Verdana" style:font-size-asian="12pt" style:font-name-complex="Verdana" style:font-size-complex="12pt"/>
    </style:style>
    <style:style style:name="T2_107" style:family="text">
      <style:text-properties style:font-name="Verdana" fo:font-size="12pt" style:font-name-asian="Verdana" style:font-size-asian="12pt" style:font-name-complex="Verdana" style:font-size-complex="12pt"/>
    </style:style>
    <style:style style:name="T2_108" style:family="text">
      <style:text-properties style:font-name="Verdana" fo:font-size="12pt" style:font-name-asian="Verdana" style:font-size-asian="12pt" style:font-name-complex="Verdana" style:font-size-complex="12pt"/>
    </style:style>
    <style:style style:name="T2_109" style:family="text">
      <style:text-properties style:font-name="Verdana" fo:font-size="12pt" style:font-name-asian="Verdana" style:font-size-asian="12pt" style:font-name-complex="Verdana" style:font-size-complex="12pt"/>
    </style:style>
    <style:style style:name="T2_110" style:family="text">
      <style:text-properties style:font-name="Verdana" fo:font-size="12pt" style:font-name-asian="Verdana" style:font-size-asian="12pt" style:font-name-complex="Verdana" style:font-size-complex="12pt"/>
    </style:style>
    <style:style style:name="T2_111" style:family="text">
      <style:text-properties style:font-name="Verdana" fo:font-size="12pt" style:font-name-asian="Verdana" style:font-size-asian="12pt" style:font-name-complex="Verdana" style:font-size-complex="12pt"/>
    </style:style>
    <style:style style:name="T2_112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line-height="120%" fo:margin-bottom="0.247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_38" style:family="text">
      <style:text-properties style:font-name="Verdana" fo:font-size="12pt" style:font-name-asian="Verdana" style:font-size-asian="12pt" style:font-name-complex="Verdana" style:font-size-complex="12pt"/>
    </style:style>
    <style:style style:name="T3_39" style:family="text">
      <style:text-properties style:font-name="Verdana" fo:font-size="12pt" style:font-name-asian="Verdana" style:font-size-asian="12pt" style:font-name-complex="Verdana" style:font-size-complex="12pt"/>
    </style:style>
    <style:style style:name="T3_40" style:family="text">
      <style:text-properties style:font-name="Verdana" fo:font-size="12pt" style:font-name-asian="Verdana" style:font-size-asian="12pt" style:font-name-complex="Verdana" style:font-size-complex="12pt"/>
    </style:style>
    <style:style style:name="T3_41" style:family="text">
      <style:text-properties style:font-name="Verdana" fo:font-size="12pt" style:font-name-asian="Verdana" style:font-size-asian="12pt" style:font-name-complex="Verdana" style:font-size-complex="12pt"/>
    </style:style>
    <style:style style:name="T3_42" style:family="text">
      <style:text-properties style:font-name="Verdana" fo:font-size="12pt" style:font-name-asian="Verdana" style:font-size-asian="12pt" style:font-name-complex="Verdana" style:font-size-complex="12pt"/>
    </style:style>
    <style:style style:name="T3_43" style:family="text">
      <style:text-properties style:font-name="Verdana" fo:font-size="12pt" style:font-name-asian="Verdana" style:font-size-asian="12pt" style:font-name-complex="Verdana" style:font-size-complex="12pt"/>
    </style:style>
    <style:style style:name="T3_44" style:family="text">
      <style:text-properties style:font-name="Verdana" fo:font-size="12pt" style:font-name-asian="Verdana" style:font-size-asian="12pt" style:font-name-complex="Verdana" style:font-size-complex="12pt"/>
    </style:style>
    <style:style style:name="T3_45" style:family="text">
      <style:text-properties style:font-name="Verdana" fo:font-size="12pt" style:font-name-asian="Verdana" style:font-size-asian="12pt" style:font-name-complex="Verdana" style:font-size-complex="12pt"/>
    </style:style>
    <style:style style:name="T3_46" style:family="text">
      <style:text-properties style:font-name="Verdana" fo:font-size="12pt" style:font-name-asian="Verdana" style:font-size-asian="12pt" style:font-name-complex="Verdana" style:font-size-complex="12pt"/>
    </style:style>
    <style:style style:name="T3_47" style:family="text">
      <style:text-properties style:font-name="Verdana" fo:font-size="12pt" style:font-name-asian="Verdana" style:font-size-asian="12pt" style:font-name-complex="Verdana" style:font-size-complex="12pt"/>
    </style:style>
    <style:style style:name="T3_48" style:family="text">
      <style:text-properties style:font-name="Verdana" fo:font-size="12pt" style:font-name-asian="Verdana" style:font-size-asian="12pt" style:font-name-complex="Verdana" style:font-size-complex="12pt"/>
    </style:style>
    <style:style style:name="T3_49" style:family="text">
      <style:text-properties style:font-name="Verdana" fo:font-size="12pt" style:font-name-asian="Verdana" style:font-size-asian="12pt" style:font-name-complex="Verdana" style:font-size-complex="12pt"/>
    </style:style>
    <style:style style:name="T3_50" style:family="text">
      <style:text-properties style:font-name="Verdana" fo:font-size="12pt" style:font-name-asian="Verdana" style:font-size-asian="12pt" style:font-name-complex="Verdana" style:font-size-complex="12pt"/>
    </style:style>
    <style:style style:name="T3_51" style:family="text">
      <style:text-properties style:font-name="Verdana" fo:font-size="12pt" style:font-name-asian="Verdana" style:font-size-asian="12pt" style:font-name-complex="Verdana" style:font-size-complex="12pt"/>
    </style:style>
    <style:style style:name="T3_52" style:family="text">
      <style:text-properties style:font-name="Verdana" fo:font-size="12pt" style:font-name-asian="Verdana" style:font-size-asian="12pt" style:font-name-complex="Verdana" style:font-size-complex="12pt"/>
    </style:style>
    <style:style style:name="T3_53" style:family="text">
      <style:text-properties style:font-name="Verdana" fo:font-size="12pt" style:font-name-asian="Verdana" style:font-size-asian="12pt" style:font-name-complex="Verdana" style:font-size-complex="12pt"/>
    </style:style>
    <style:style style:name="T3_54" style:family="text">
      <style:text-properties style:font-name="Verdana" fo:font-size="12pt" style:font-name-asian="Verdana" style:font-size-asian="12pt" style:font-name-complex="Verdana" style:font-size-complex="12pt"/>
    </style:style>
    <style:style style:name="T3_55" style:family="text">
      <style:text-properties style:font-name="Verdana" fo:font-size="12pt" style:font-name-asian="Verdana" style:font-size-asian="12pt" style:font-name-complex="Verdana" style:font-size-complex="12pt"/>
    </style:style>
    <style:style style:name="T3_56" style:family="text">
      <style:text-properties style:font-name="Verdana" fo:font-size="12pt" style:font-name-asian="Verdana" style:font-size-asian="12pt" style:font-name-complex="Verdana" style:font-size-complex="12pt"/>
    </style:style>
    <style:style style:name="T3_57" style:family="text">
      <style:text-properties style:font-name="Verdana" fo:font-size="12pt" style:font-name-asian="Verdana" style:font-size-asian="12pt" style:font-name-complex="Verdana" style:font-size-complex="12pt"/>
    </style:style>
    <style:style style:name="T3_58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line-height="120%" fo:margin-bottom="0.24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line-height="120%" fo:margin-bottom="0.247cm" style:writing-mode="lr-tb"/>
    </style:style>
  </office:automatic-styles>
  <office:body>
    <office:text>
      <text:h text:style-name="P1" text:outline-level="10"><text:span text:style-name="T1_1">2.4.<text:s/></text:span><text:span text:style-name="T1_2">Abrir</text:span><text:span text:style-name="T1_3"><text:s/></text:span><text:span text:style-name="T1_4">otras</text:span><text:span text:style-name="T1_5"><text:s/></text:span><text:span text:style-name="T1_6">aplicaciones</text:span></text:h>
      <text:p text:style-name="P2"><text:span text:style-name="T2_1">Aparte</text:span><text:span text:style-name="T2_2"><text:s/></text:span><text:span text:style-name="T2_3">de</text:span><text:span text:style-name="T2_4"><text:s/></text:span><text:span text:style-name="T2_5">la</text:span><text:span text:style-name="T2_6"><text:s/></text:span><text:span text:style-name="T2_7">apertura</text:span><text:span text:style-name="T2_8"><text:s/></text:span><text:span text:style-name="T2_9">de</text:span><text:span text:style-name="T2_10"><text:s/></text:span><text:span text:style-name="T2_11">aplicaciones</text:span><text:span text:style-name="T2_12"><text:s/></text:span><text:span text:style-name="T2_13">desde</text:span><text:span text:style-name="T2_14"><text:s/></text:span><text:span text:style-name="T2_15">un</text:span><text:span text:style-name="T2_16"><text:s/></text:span><text:span text:style-name="T2_17">terminal</text:span><text:span text:style-name="T2_18">,<text:s/></text:span><text:span text:style-name="T2_19">también</text:span><text:span text:style-name="T2_20"><text:s/></text:span><text:span text:style-name="T2_21">se</text:span><text:span text:style-name="T2_22"><text:s/></text:span><text:span text:style-name="T2_23">puede</text:span><text:span text:style-name="T2_24"><text:s/></text:span><text:span text:style-name="T2_25">utilizar</text:span><text:span text:style-name="T2_26"><text:s/></text:span><text:span text:style-name="T2_27">el</text:span><text:span text:style-name="T2_28"><text:s/></text:span><text:span text:style-name="T2_29">dmenu</text:span><text:span text:style-name="T2_30"><text:s text:c="2"/></text:span><text:span text:style-name="T2_31">que</text:span><text:span text:style-name="T2_32"><text:s/></text:span><text:span text:style-name="T2_33">se</text:span><text:span text:style-name="T2_34"><text:s/></text:span><text:span text:style-name="T2_35">abre</text:span><text:span text:style-name="T2_36"><text:s/></text:span><text:span text:style-name="T2_37">pulsando</text:span><text:span text:style-name="T2_38"><text:s/></text:span><text:span text:style-name="T2_39">$</text:span><text:span text:style-name="T2_40">mod</text:span><text:span text:style-name="T2_41">+</text:span><text:span text:style-name="T2_42">D</text:span><text:span text:style-name="T2_43"><text:s/></text:span><text:span text:style-name="T2_44">de</text:span><text:span text:style-name="T2_45"><text:s/></text:span><text:span text:style-name="T2_46">forma</text:span><text:span text:style-name="T2_47"><text:s/></text:span><text:span text:style-name="T2_48">predeterminada</text:span><text:span text:style-name="T2_49">.<text:s/></text:span><text:span text:style-name="T2_50">Sólo</text:span><text:span text:style-name="T2_51"><text:s/></text:span><text:span text:style-name="T2_52">tienes</text:span><text:span text:style-name="T2_53"><text:s/></text:span><text:span text:style-name="T2_54">que</text:span><text:span text:style-name="T2_55"><text:s/></text:span><text:span text:style-name="T2_56">escribir</text:span><text:span text:style-name="T2_57"><text:s/></text:span><text:span text:style-name="T2_58">el</text:span><text:span text:style-name="T2_59"><text:s/></text:span><text:span text:style-name="T2_60">nombre</text:span><text:span text:style-name="T2_61"><text:s/>(</text:span><text:span text:style-name="T2_62">o</text:span><text:span text:style-name="T2_63"><text:s/></text:span><text:span text:style-name="T2_64">una</text:span><text:span text:style-name="T2_65"><text:s/></text:span><text:span text:style-name="T2_66">parte</text:span><text:span text:style-name="T2_67"><text:s/></text:span><text:span text:style-name="T2_68">de</text:span><text:span text:style-name="T2_69"><text:s/></text:span><text:span text:style-name="T2_70">ella</text:span><text:span text:style-name="T2_71">)<text:s/></text:span><text:span text:style-name="T2_72">de</text:span><text:span text:style-name="T2_73"><text:s/></text:span><text:span text:style-name="T2_74">la</text:span><text:span text:style-name="T2_75"><text:s/></text:span><text:span text:style-name="T2_76">aplicación</text:span><text:span text:style-name="T2_77"><text:s/></text:span><text:span text:style-name="T2_78">que</text:span><text:span text:style-name="T2_79"><text:s/></text:span><text:span text:style-name="T2_80">se</text:span><text:span text:style-name="T2_81"><text:s/></text:span><text:span text:style-name="T2_82">desea</text:span><text:span text:style-name="T2_83"><text:s/></text:span><text:span text:style-name="T2_84">abrir</text:span><text:span text:style-name="T2_85">.<text:s/></text:span><text:span text:style-name="T2_86">La</text:span><text:span text:style-name="T2_87"><text:s/></text:span><text:span text:style-name="T2_88">aplicación</text:span><text:span text:style-name="T2_89"><text:s/></text:span><text:span text:style-name="T2_90">correspondiente</text:span><text:span text:style-name="T2_91"><text:s/></text:span><text:span text:style-name="T2_92">tiene</text:span><text:span text:style-name="T2_93"><text:s/></text:span><text:span text:style-name="T2_94">que</text:span><text:span text:style-name="T2_95"><text:s/></text:span><text:span text:style-name="T2_96">estar</text:span><text:span text:style-name="T2_97"><text:s/></text:span><text:span text:style-name="T2_98">en</text:span><text:span text:style-name="T2_99"><text:s/></text:span><text:span text:style-name="T2_100">su</text:span><text:span text:style-name="T2_101"><text:s/></text:span><text:span text:style-name="T2_102">$<text:s/></text:span><text:span text:style-name="T2_103">PATH</text:span><text:span text:style-name="T2_104"><text:s/></text:span><text:span text:style-name="T2_105">para</text:span><text:span text:style-name="T2_106"><text:s/></text:span><text:span text:style-name="T2_107">que</text:span><text:span text:style-name="T2_108"><text:s/></text:span><text:span text:style-name="T2_109">esto</text:span><text:span text:style-name="T2_110"><text:s/></text:span><text:span text:style-name="T2_111">funcione</text:span><text:span text:style-name="T2_112">.</text:span></text:p>
      <text:p text:style-name="P3"><text:span text:style-name="T3_1">Además</text:span><text:span text:style-name="T3_2">,<text:s/></text:span><text:span text:style-name="T3_3">si</text:span><text:span text:style-name="T3_4"><text:s/></text:span><text:span text:style-name="T3_5">tiene</text:span><text:span text:style-name="T3_6"><text:s/></text:span><text:span text:style-name="T3_7">aplicaciones</text:span><text:span text:style-name="T3_8"><text:s/></text:span><text:span text:style-name="T3_9">que</text:span><text:span text:style-name="T3_10"><text:s/></text:span><text:span text:style-name="T3_11">se</text:span><text:span text:style-name="T3_12"><text:s/></text:span><text:span text:style-name="T3_13">abran</text:span><text:span text:style-name="T3_14"><text:s/></text:span><text:span text:style-name="T3_15">con</text:span><text:span text:style-name="T3_16"><text:s/></text:span><text:span text:style-name="T3_17">mucha</text:span><text:span text:style-name="T3_18"><text:s/></text:span><text:span text:style-name="T3_19">frecuencia</text:span><text:span text:style-name="T3_20">,<text:s/></text:span><text:span text:style-name="T3_21">se</text:span><text:span text:style-name="T3_22"><text:s/></text:span><text:span text:style-name="T3_23">puede</text:span><text:span text:style-name="T3_24"><text:s/></text:span><text:span text:style-name="T3_25">crear</text:span><text:span text:style-name="T3_26"><text:s/></text:span><text:span text:style-name="T3_27">una</text:span><text:span text:style-name="T3_28"><text:s/></text:span><text:span text:style-name="T3_29">combinación</text:span><text:span text:style-name="T3_30"><text:s/></text:span><text:span text:style-name="T3_31">de</text:span><text:span text:style-name="T3_32"><text:s/></text:span><text:span text:style-name="T3_33">teclas</text:span><text:span text:style-name="T3_34"><text:s/></text:span><text:span text:style-name="T3_35">para</text:span><text:span text:style-name="T3_36"><text:s/></text:span><text:span text:style-name="T3_37">iniciar</text:span><text:span text:style-name="T3_38"><text:s/></text:span><text:span text:style-name="T3_39">la</text:span><text:span text:style-name="T3_40"><text:s/></text:span><text:span text:style-name="T3_41">aplicación</text:span><text:span text:style-name="T3_42"><text:s/></text:span><text:span text:style-name="T3_43">directamente</text:span><text:span text:style-name="T3_44">.<text:s/></text:span><text:span text:style-name="T3_45">Vea</text:span><text:span text:style-name="T3_46"><text:s/></text:span><text:span text:style-name="T3_47">la</text:span><text:span text:style-name="T3_48"><text:s/></text:span><text:span text:style-name="T3_49">sección</text:span><text:span text:style-name="T3_50"><text:s/>[</text:span><text:span text:style-name="T3_51">Configuración</text:span><text:span text:style-name="T3_52">]<text:s/></text:span><text:span text:style-name="T3_53">para</text:span><text:span text:style-name="T3_54"><text:s/></text:span><text:span text:style-name="T3_55">más</text:span><text:span text:style-name="T3_56"><text:s/></text:span><text:span text:style-name="T3_57">detalles</text:span><text:span text:style-name="T3_58">.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